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<text:span text:style-name="rststyle-inlineliteral">zotero-plain</text:span> example document</text:p>
      <text:p text:style-name="rststyle-textbody">This is an example document which cites two [Cohen2008] documents
[Cohen2009].</text:p>
      <text:p text:style-name="rststyle-textbody">[Cohen2008]</text:p>
      <text:p text:style-name="rststyle-blockindent">Cohen, D. J. “Creating Scholarly Tools and Resources for the Digital Ecosystem: Building Connections in the Zotero Project.” <text:span text:style-name="rststyle-emphasis">First Monday</text:span> 13, no. 8 (2008).  </text:p>
      <text:p text:style-name="rststyle-textbody">[Cohen2009]</text:p>
      <text:p text:style-name="rststyle-blockindent">Cohen, D. J. “Zotero: Social and Semantic Computing for Historical Scholarship.” <text:span text:style-name="rststyle-emphasis">Perspectives</text:span> 27 (2009).  </text:p>
    </office:text>
  </office:body>
</office:document-content>
</file>

<file path=styles.xml><?xml version="1.0" encoding="utf-8"?>
<ns0:document-styles xmlns:ns0="urn:oasis:names:tc:opendocument:xmlns:office:1.0" ns0:version="1.2">
  <ns0:font-face-decls>
    <ns1:font-face xmlns:ns1="urn:oasis:names:tc:opendocument:xmlns:style:1.0" xmlns:ns2="urn:oasis:names:tc:opendocument:xmlns:svg-compatible:1.0" ns1:font-charset="x-symbol" ns1:name="StarSymbol" ns2:font-family="StarSymbol"/>
    <ns1:font-face xmlns:ns1="urn:oasis:names:tc:opendocument:xmlns:style:1.0" xmlns:ns2="urn:oasis:names:tc:opendocument:xmlns:svg-compatible:1.0" ns1:font-family-generic="modern" ns1:font-pitch="fixed" ns1:name="Nimbus Mono L" ns2:font-family="'Nimbus Mono L'"/>
    <ns1:font-face xmlns:ns1="urn:oasis:names:tc:opendocument:xmlns:style:1.0" xmlns:ns2="urn:oasis:names:tc:opendocument:xmlns:svg-compatible:1.0" ns1:font-pitch="variable" ns1:name="DejaVu Sans" ns2:font-family="'DejaVu Sans'"/>
    <ns1:font-face xmlns:ns1="urn:oasis:names:tc:opendocument:xmlns:style:1.0" xmlns:ns2="urn:oasis:names:tc:opendocument:xmlns:svg-compatible:1.0" ns1:font-family-generic="roman" ns1:font-pitch="variable" ns1:name="Nimbus Roman No9 L" ns2:font-family="'Nimbus Roman No9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styles>
    <ns1:default-style xmlns:ns1="urn:oasis:names:tc:opendocument:xmlns:style:1.0" ns1:family="graphic">
      <ns1:graphic-properties xmlns:ns2="urn:oasis:names:tc:opendocument:xmlns:drawing:1.0" ns2:end-line-spacing-horizontal="0.1114in" ns2:end-line-spacing-vertical="0.1114in" ns2:shadow-offset-x="0.1181in" ns2:shadow-offset-y="0.1181in" ns2:start-line-spacing-horizontal="0.1114in" ns2:start-line-spacing-vertical="0.1114in" ns1:flow-with-text="false"/>
      <ns1:paragraph-properties ns1:font-independent-line-spacing="false" ns1:line-break="strict" ns1:text-autospace="ideograph-alpha" ns1:writing-mode="lr-tb">
        <ns1:tab-stops/>
      </ns1:paragraph-properties>
      <ns1:text-properties xmlns:ns2="urn:oasis:names:tc:opendocument:xmlns:xsl-fo-compatible:1.0" ns1:country-asian="US" ns1:country-complex="US" ns1:font-size-asian="12pt" ns1:font-size-complex="12pt" ns1:language-asian="en" ns1:language-complex="en" ns1:use-window-font-color="true" ns2:country="US" ns2:font-size="12pt" ns2:language="en"/>
    </ns1:default-style>
    <ns1:default-style xmlns:ns1="urn:oasis:names:tc:opendocument:xmlns:style:1.0" ns1:family="paragraph">
      <ns1:paragraph-properties xmlns:ns2="urn:oasis:names:tc:opendocument:xmlns:xsl-fo-compatible:1.0" ns1:line-break="strict" ns1:punctuation-wrap="hanging" ns1:tab-stop-distance="0.4925in" ns1:text-autospace="ideograph-alpha" ns1:writing-mode="lr-tb" ns2:hyphenation-ladder-count="no-limit"/>
      <ns1:text-properties xmlns:ns2="urn:oasis:names:tc:opendocument:xmlns:xsl-fo-compatible:1.0"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2:country="US" ns2:font-size="12pt" ns2:hyphenate="false" ns2:hyphenation-push-char-count="2" ns2:hyphenation-remain-char-count="2" ns2:language="en"/>
    </ns1:default-style>
    <ns1:default-style xmlns:ns1="urn:oasis:names:tc:opendocument:xmlns:style:1.0" ns1:family="table">
      <ns1:table-properties xmlns:ns2="urn:oasis:names:tc:opendocument:xmlns:table:1.0" ns2:border-model="collapsing"/>
    </ns1:default-style>
    <ns1:default-style xmlns:ns1="urn:oasis:names:tc:opendocument:xmlns:style:1.0" ns1:family="table-row">
      <ns1:table-row-properties xmlns:ns2="urn:oasis:names:tc:opendocument:xmlns:xsl-fo-compatible:1.0" ns2:keep-together="auto"/>
    </ns1:default-style>
    <ns1:style xmlns:ns1="urn:oasis:names:tc:opendocument:xmlns:style:1.0" ns1:class="text" ns1:family="paragraph" ns1:name="Standard"/>
    <ns1:style xmlns:ns1="urn:oasis:names:tc:opendocument:xmlns:style:1.0" ns1:class="text" ns1:display-name="Text body" ns1:family="paragraph" ns1:name="Text_20_body" ns1:parent-style-name="Standard">
      <ns1:paragraph-properties xmlns:ns2="urn:oasis:names:tc:opendocument:xmlns:xsl-fo-compatible:1.0" ns2:margin-bottom="0.0835in" ns2:margin-top="0in"/>
    </ns1:style>
    <ns1:style xmlns:ns1="urn:oasis:names:tc:opendocument:xmlns:style:1.0" ns1:class="text" ns1:display-name="Text body indent" ns1:family="paragraph" ns1:name="Text_20_body_20_indent" ns1:parent-style-name="Text_20_body">
      <ns1:paragraph-properties xmlns:ns2="urn:oasis:names:tc:opendocument:xmlns:xsl-fo-compatible:1.0" ns1:auto-text-indent="false" ns2:margin-left="0.1965in" ns2:margin-right="0in" ns2:text-indent="0in"/>
    </ns1:style>
    <ns1:style xmlns:ns1="urn:oasis:names:tc:opendocument:xmlns:style:1.0" ns1:class="text" ns1:family="paragraph" ns1:name="Heading" ns1:next-style-name="Text_20_body" ns1:parent-style-name="Standard">
      <ns1:paragraph-properties xmlns:ns2="urn:oasis:names:tc:opendocument:xmlns:xsl-fo-compatible:1.0" ns2:keep-with-next="always" ns2:margin-bottom="0.0835in" ns2:margin-top="0.1665in"/>
      <ns1:text-properties xmlns:ns2="urn:oasis:names:tc:opendocument:xmlns:xsl-fo-compatible:1.0" ns1:font-name="Nimbus Sans L" ns1:font-name-asian="DejaVu Sans" ns1:font-name-complex="DejaVu Sans" ns1:font-size-asian="14pt" ns1:font-size-complex="14pt" ns2:font-size="14pt"/>
    </ns1:style>
    <ns1:style xmlns:ns1="urn:oasis:names:tc:opendocument:xmlns:style:1.0" ns1:class="text" ns1:default-outline-level="1" ns1:display-name="Heading 1" ns1:family="paragraph" ns1:name="Heading_20_1" ns1:next-style-name="Text_20_body" ns1:parent-style-name="Heading">
      <ns1:text-properties xmlns:ns2="urn:oasis:names:tc:opendocument:xmlns:xsl-fo-compatible:1.0" ns1:font-size-asian="115%" ns1:font-size-complex="115%" ns1:font-weight-asian="bold" ns1:font-weight-complex="bold" ns2:font-size="115%" ns2:font-weight="bold"/>
    </ns1:style>
    <ns1:style xmlns:ns1="urn:oasis:names:tc:opendocument:xmlns:style:1.0" ns1:class="text" ns1:default-outline-level="2" ns1:display-name="Heading 2" ns1:family="paragraph" ns1:name="Heading_20_2" ns1:next-style-name="Text_20_body" ns1:parent-style-name="Heading">
      <ns1:text-properties xmlns:ns2="urn:oasis:names:tc:opendocument:xmlns:xsl-fo-compatible:1.0" ns1:font-size-asian="14pt" ns1:font-size-complex="14pt" ns1:font-style-asian="italic" ns1:font-style-complex="italic" ns1:font-weight-asian="bold" ns1:font-weight-complex="bold" ns2:font-size="14pt" ns2:font-style="italic" ns2:font-weight="bold"/>
    </ns1:style>
    <ns1:style xmlns:ns1="urn:oasis:names:tc:opendocument:xmlns:style:1.0" ns1:class="text" ns1:default-outline-level="3" ns1:display-name="Heading 3" ns1:family="paragraph" ns1:name="Heading_20_3" ns1:next-style-name="Text_20_body" ns1:parent-style-name="Heading">
      <ns1:text-properties xmlns:ns2="urn:oasis:names:tc:opendocument:xmlns:xsl-fo-compatible:1.0" ns1:font-size-asian="14pt" ns1:font-size-complex="14pt" ns1:font-weight-asian="bold" ns1:font-weight-complex="bold" ns2:font-size="14pt" ns2:font-weight="bold"/>
    </ns1:style>
    <ns1:style xmlns:ns1="urn:oasis:names:tc:opendocument:xmlns:style:1.0" ns1:class="text" ns1:default-outline-level="4" ns1:display-name="Heading 4" ns1:family="paragraph" ns1:name="Heading_20_4" ns1:next-style-name="Text_20_body" ns1:parent-style-name="Heading">
      <ns1:text-properties xmlns:ns2="urn:oasis:names:tc:opendocument:xmlns:xsl-fo-compatible:1.0" ns1:font-size-asian="85%" ns1:font-size-complex="85%" ns1:font-style-asian="italic" ns1:font-style-complex="italic" ns1:font-weight-asian="bold" ns1:font-weight-complex="bold" ns2:font-size="85%" ns2:font-style="italic" ns2:font-weight="bold"/>
    </ns1:style>
    <ns1:style xmlns:ns1="urn:oasis:names:tc:opendocument:xmlns:style:1.0" ns1:class="text" ns1:default-outline-level="5" ns1:display-name="Heading 5" ns1:family="paragraph" ns1:name="Heading_20_5" ns1:next-style-name="Text_20_body" ns1:parent-style-name="Heading">
      <ns1:text-properties xmlns:ns2="urn:oasis:names:tc:opendocument:xmlns:xsl-fo-compatible:1.0" ns1:font-size-asian="85%" ns1:font-size-complex="85%" ns1:font-weight-asian="bold" ns1:font-weight-complex="bold" ns2:font-size="85%" ns2:font-weight="bold"/>
    </ns1:style>
    <ns1:style xmlns:ns1="urn:oasis:names:tc:opendocument:xmlns:style:1.0" ns1:class="text" ns1:default-outline-level="6" ns1:display-name="Heading 6" ns1:family="paragraph" ns1:name="Heading_20_6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class="list" ns1:family="paragraph" ns1:name="List" ns1:parent-style-name="Text_20_body"/>
    <ns1:style xmlns:ns1="urn:oasis:names:tc:opendocument:xmlns:style:1.0" ns1:class="extra" ns1:family="paragraph" ns1:name="Header" ns1:parent-style-name="Standard">
      <ns1:paragraph-properties xmlns:ns2="urn:oasis:names:tc:opendocument:xmlns:text:1.0" ns2:line-number="0" ns2:number-lines="false">
        <ns1:tab-stops>
          <ns1:tab-stop ns1:position="3.4626in" ns1:type="center"/>
          <ns1:tab-stop ns1:position="6.9252in" ns1:type="right"/>
        </ns1:tab-stops>
      </ns1:paragraph-properties>
    </ns1:style>
    <ns1:style xmlns:ns1="urn:oasis:names:tc:opendocument:xmlns:style:1.0" ns1:class="extra" ns1:family="paragraph" ns1:name="Footer" ns1:parent-style-name="Standard">
      <ns1:paragraph-properties xmlns:ns2="urn:oasis:names:tc:opendocument:xmlns:text:1.0" ns2:line-number="0" ns2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xmlns:ns1="urn:oasis:names:tc:opendocument:xmlns:style:1.0" ns1:class="extra" ns1:display-name="Table Contents" ns1:family="paragraph" ns1:name="Table_20_Contents" ns1:parent-style-name="Standard">
      <ns1:paragraph-properties xmlns:ns2="urn:oasis:names:tc:opendocument:xmlns:text:1.0" ns2:line-number="0" ns2:number-lines="false"/>
    </ns1:style>
    <ns1:style xmlns:ns1="urn:oasis:names:tc:opendocument:xmlns:style:1.0" ns1:class="extra" ns1:display-name="Table Heading" ns1:family="paragraph" ns1:name="Table_20_Heading" ns1:parent-style-name="Table_20_Contents">
      <ns1:paragraph-properties xmlns:ns2="urn:oasis:names:tc:opendocument:xmlns:text:1.0" xmlns:ns3="urn:oasis:names:tc:opendocument:xmlns:xsl-fo-compatible:1.0" ns1:justify-single-word="false" ns2:line-number="0" ns2:number-lines="false" ns3:text-align="center"/>
      <ns1:text-properties xmlns:ns2="urn:oasis:names:tc:opendocument:xmlns:xsl-fo-compatible:1.0" ns1:font-style-asian="italic" ns1:font-style-complex="italic" ns1:font-weight-asian="bold" ns1:font-weight-complex="bold" ns2:font-style="italic" ns2:font-weight="bold"/>
    </ns1:style>
    <ns1:style xmlns:ns1="urn:oasis:names:tc:opendocument:xmlns:style:1.0" ns1:class="extra" ns1:family="paragraph" ns1:name="Caption" ns1:parent-style-name="Standard">
      <ns1:paragraph-properties xmlns:ns2="urn:oasis:names:tc:opendocument:xmlns:text:1.0" xmlns:ns3="urn:oasis:names:tc:opendocument:xmlns:xsl-fo-compatible:1.0" ns2:line-number="0" ns2:number-lines="false" ns3:margin-bottom="0.0835in" ns3:margin-top="0.0835in"/>
      <ns1:text-properties xmlns:ns2="urn:oasis:names:tc:opendocument:xmlns:xsl-fo-compatible:1.0" ns1:font-size-asian="12pt" ns1:font-size-complex="12pt" ns1:font-style-asian="italic" ns1:font-style-complex="italic" ns2:font-size="12pt" ns2:font-style="italic"/>
    </ns1:style>
    <ns1:style xmlns:ns1="urn:oasis:names:tc:opendocument:xmlns:style:1.0" ns1:class="extra" ns1:family="paragraph" ns1:name="Footnote" ns1:parent-style-name="Standard">
      <ns1:paragraph-properties xmlns:ns2="urn:oasis:names:tc:opendocument:xmlns:text:1.0" xmlns:ns3="urn:oasis:names:tc:opendocument:xmlns:xsl-fo-compatible:1.0" ns1:auto-text-indent="false" ns2:line-number="0" ns2:number-lines="false" ns3:margin-left="0.1965in" ns3:margin-right="0in" ns3:text-indent="-0.1965in"/>
      <ns1:text-properties xmlns:ns2="urn:oasis:names:tc:opendocument:xmlns:xsl-fo-compatible:1.0" ns1:font-size-asian="10pt" ns1:font-size-complex="10pt" ns2:font-size="10pt"/>
    </ns1:style>
    <ns1:style xmlns:ns1="urn:oasis:names:tc:opendocument:xmlns:style:1.0" ns1:class="index" ns1:family="paragraph" ns1:name="Index" ns1:parent-style-name="Standard">
      <ns1:paragraph-properties xmlns:ns2="urn:oasis:names:tc:opendocument:xmlns:text:1.0" ns2:line-number="0" ns2:number-lines="false"/>
    </ns1:style>
    <ns1:style xmlns:ns1="urn:oasis:names:tc:opendocument:xmlns:style:1.0" ns1:class="html" ns1:display-name="Preformatted Text" ns1:family="paragraph" ns1:name="Preformatted_20_Text" ns1:parent-style-name="Standard">
      <ns1:paragraph-properties xmlns:ns2="urn:oasis:names:tc:opendocument:xmlns:xsl-fo-compatible:1.0" ns2:margin-bottom="0in" ns2:margin-top="0in"/>
      <ns1:text-properties xmlns:ns2="urn:oasis:names:tc:opendocument:xmlns:xsl-fo-compatible:1.0" ns1:font-name="Nimbus Mono L" ns1:font-name-asian="Nimbus Mono L" ns1:font-name-complex="Nimbus Mono L" ns1:font-size-asian="10pt" ns1:font-size-complex="10pt" ns2:font-size="10pt"/>
    </ns1:style>
    <ns1:style xmlns:ns1="urn:oasis:names:tc:opendocument:xmlns:style:1.0" ns1:class="html" ns1:display-name="Horizontal Line" ns1:family="paragraph" ns1:name="Horizontal_20_Line" ns1:next-style-name="Text_20_body" ns1:parent-style-name="Standard">
      <ns1:paragraph-properties xmlns:ns2="urn:oasis:names:tc:opendocument:xmlns:text:1.0" xmlns:ns3="urn:oasis:names:tc:opendocument:xmlns:xsl-fo-compatible:1.0" ns1:border-line-width-bottom="0.0008in 0.0138in 0.0008in" ns1:join-border="false" ns2:line-number="0" ns2:number-lines="false" ns3:border-bottom="0.0154in double #808080" ns3:border-left="none" ns3:border-right="none" ns3:border-top="none" ns3:margin-bottom="0.1965in" ns3:margin-top="0in" ns3:padding="0in"/>
      <ns1:text-properties xmlns:ns2="urn:oasis:names:tc:opendocument:xmlns:xsl-fo-compatible:1.0" ns1:font-size-asian="6pt" ns1:font-size-complex="6pt" ns2:font-size="6pt"/>
    </ns1:style>
    <ns1:style xmlns:ns1="urn:oasis:names:tc:opendocument:xmlns:style:1.0" ns1:family="paragraph" ns1:list-style-name="rststyle-enumlist" ns1:name="rststyle-enum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list-style-name="rststyle-bulletlist" ns1:name="rststyle-bullet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eading1" ns1:next-style-name="Text_20_body" ns1:parent-style-name="Heading_20_1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heading2" ns1:next-style-name="Text_20_body" ns1:parent-style-name="Heading_20_2"/>
    <ns1:style xmlns:ns1="urn:oasis:names:tc:opendocument:xmlns:style:1.0" ns1:family="paragraph" ns1:name="rststyle-heading3" ns1:next-style-name="Text_20_body" ns1:parent-style-name="Heading_20_3"/>
    <ns1:style xmlns:ns1="urn:oasis:names:tc:opendocument:xmlns:style:1.0" ns1:family="paragraph" ns1:name="rststyle-heading4" ns1:next-style-name="Text_20_body" ns1:parent-style-name="Heading_20_4"/>
    <ns1:style xmlns:ns1="urn:oasis:names:tc:opendocument:xmlns:style:1.0" ns1:family="paragraph" ns1:name="rststyle-heading5" ns1:next-style-name="Text_20_body" ns1:parent-style-name="Heading_20_5"/>
    <ns1:style xmlns:ns1="urn:oasis:names:tc:opendocument:xmlns:style:1.0" ns1:class="text" ns1:family="paragraph" ns1:name="rststyle-blockquote" ns1:parent-style-name="Text_20_body">
      <ns1:paragraph-properties xmlns:ns2="urn:oasis:names:tc:opendocument:xmlns:xsl-fo-compatible:1.0" ns1:auto-text-indent="false" ns1:justify-single-word="false" ns2:background-color="transparent" ns2:margin-left="0.4in" ns2:margin-right="0.8in" ns2:text-align="start" ns2:text-indent="0in">
        <ns1:background-image/>
      </ns1:paragraph-properties>
    </ns1:style>
    <ns1:style xmlns:ns1="urn:oasis:names:tc:opendocument:xmlns:style:1.0" ns1:family="paragraph" ns1:name="rststyle-bodyindent" ns1:parent-style-name="Text_20_body_20_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orizontalline" ns1:parent-style-name="Horizontal_20_Line"/>
    <ns1:style xmlns:ns1="urn:oasis:names:tc:opendocument:xmlns:style:1.0" ns1:family="paragraph" ns1:name="rststyle-textbody" ns1:parent-style-name="Text_20_body"/>
    <ns1:style xmlns:ns1="urn:oasis:names:tc:opendocument:xmlns:style:1.0" ns1:family="paragraph" ns1:name="rststyle-centeredtextbody" ns1:parent-style-name="rststyle-textbody">
      <ns1:paragraph-properties xmlns:ns2="urn:oasis:names:tc:opendocument:xmlns:xsl-fo-compatible:1.0" ns1:justify-single-word="false" ns2:background-color="transparent" ns2:text-align="center">
        <ns1:background-image/>
      </ns1:paragraph-properties>
    </ns1:style>
    <ns1:style xmlns:ns1="urn:oasis:names:tc:opendocument:xmlns:style:1.0" ns1:family="paragraph" ns1:name="rststyle-caption" ns1:parent-style-name="Caption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codeblock" ns1:parent-style-name="Preformatted_20_Text">
      <ns1:paragraph-properties xmlns:ns2="urn:oasis:names:tc:opendocument:xmlns:xsl-fo-compatible:1.0" ns1:auto-text-indent="false" ns1:shadow="none" ns2:background-color="#ccffff" ns2:border="0.0008in solid #000000" ns2:margin-bottom="0.0598in" ns2:margin-left="0.1965in" ns2:margin-right="0in" ns2:margin-top="0.0598in" ns2:padding="0.0201in" ns2:text-indent="0in">
        <ns1:background-image/>
      </ns1:paragraph-properties>
    </ns1:style>
    <ns1:style xmlns:ns1="urn:oasis:names:tc:opendocument:xmlns:style:1.0" ns1:family="paragraph" ns1:name="rststyle-table-title" ns1:parent-style-name="Heading_20_3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rststyle-footer" ns1:parent-style-name="Footer"/>
    <ns1:style xmlns:ns1="urn:oasis:names:tc:opendocument:xmlns:style:1.0" ns1:family="paragraph" ns1:master-page-name="" ns1:name="rststyle-header" ns1:parent-style-name="Header">
      <ns1:paragraph-properties xmlns:ns2="urn:oasis:names:tc:opendocument:xmlns:xsl-fo-compatible:1.0" ns1:page-number="auto" ns2:background-color="transparent">
        <ns1:background-image/>
      </ns1:paragraph-properties>
    </ns1:style>
    <ns1:style xmlns:ns1="urn:oasis:names:tc:opendocument:xmlns:style:1.0" ns1:family="paragraph" ns1:name="rststyle-footnote" ns1:parent-style-name="Footnote"/>
    <ns1:style xmlns:ns1="urn:oasis:names:tc:opendocument:xmlns:style:1.0" ns1:family="paragraph" ns1:name="rststyle-attribution" ns1:parent-style-name="rststyle-blockquote">
      <ns1:paragraph-properties xmlns:ns2="urn:oasis:names:tc:opendocument:xmlns:xsl-fo-compatible:1.0" ns1:justify-single-word="false" ns2:background-color="transparent" ns2:text-align="end">
        <ns1:background-image/>
      </ns1:paragraph-properties>
      <ns1:text-properties xmlns:ns2="urn:oasis:names:tc:opendocument:xmlns:xsl-fo-compatible:1.0" ns2:font-style="italic" ns2:font-weight="bold"/>
    </ns1:style>
    <ns1:style xmlns:ns1="urn:oasis:names:tc:opendocument:xmlns:style:1.0" ns1:family="paragraph" ns1:name="rststyle-epigraph" ns1:parent-style-name="rststyle-blockquote">
      <ns1:paragraph-properties xmlns:ns2="urn:oasis:names:tc:opendocument:xmlns:xsl-fo-compatible:1.0" ns1:justify-single-word="false" ns2:background-color="transparent" ns2:text-align="start">
        <ns1:background-image/>
      </ns1:paragraph-properties>
      <ns1:text-properties xmlns:ns2="urn:oasis:names:tc:opendocument:xmlns:xsl-fo-compatible:1.0" ns2:font-style="italic"/>
    </ns1:style>
    <ns1:style xmlns:ns1="urn:oasis:names:tc:opendocument:xmlns:style:1.0" ns1:family="paragraph" ns1:name="rststyle-highlights" ns1:parent-style-name="rststyle-blockquote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quote-bullet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blockquote-enum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highlights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highlights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admon-warning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warning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atten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atten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cau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cau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dange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dange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erro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erro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hi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hi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importa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importa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note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note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tip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tip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generic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generic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rubric" ns1:parent-style-name="Heading_20_3">
      <ns1:paragraph-properties xmlns:ns2="urn:oasis:names:tc:opendocument:xmlns:xsl-fo-compatible:1.0" ns2:background-color="transparent">
        <ns1:background-image/>
      </ns1:paragraph-properties>
      <ns1:text-properties xmlns:ns2="urn:oasis:names:tc:opendocument:xmlns:xsl-fo-compatible:1.0" ns2:color="#ff3366"/>
    </ns1:style>
    <ns1:style xmlns:ns1="urn:oasis:names:tc:opendocument:xmlns:style:1.0" ns1:family="paragraph" ns1:name="rststyle-heading6" ns1:next-style-name="Text_20_body" ns1:parent-style-name="Heading_20_6"/>
    <ns1:style xmlns:ns1="urn:oasis:names:tc:opendocument:xmlns:style:1.0" ns1:family="paragraph" ns1:master-page-name="" ns1:name="rststyle-heading7" ns1:next-style-name="Text_20_body" ns1:parent-style-name="Heading_20_7">
      <ns1:paragraph-properties ns1:page-number="auto"/>
    </ns1:style>
    <ns1:style xmlns:ns1="urn:oasis:names:tc:opendocument:xmlns:style:1.0" ns1:class="text" ns1:default-outline-level="7" ns1:display-name="Heading 7" ns1:family="paragraph" ns1:name="Heading_20_7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family="paragraph" ns1:name="rststyle-lineblock1" ns1:parent-style-name="rststyle-textbody">
      <ns1:paragraph-properties xmlns:ns2="urn:oasis:names:tc:opendocument:xmlns:xsl-fo-compatible:1.0" ns2:margin-bottom="0in" ns2:margin-top="0in"/>
    </ns1:style>
    <ns1:style xmlns:ns1="urn:oasis:names:tc:opendocument:xmlns:style:1.0" ns1:family="paragraph" ns1:name="rststyle-lineblock2" ns1:parent-style-name="rststyle-textbody">
      <ns1:paragraph-properties xmlns:ns2="urn:oasis:names:tc:opendocument:xmlns:xsl-fo-compatible:1.0" ns1:auto-text-indent="false" ns2:margin-bottom="0in" ns2:margin-left="0.4in" ns2:margin-right="0in" ns2:margin-top="0in" ns2:text-indent="0in"/>
    </ns1:style>
    <ns1:style xmlns:ns1="urn:oasis:names:tc:opendocument:xmlns:style:1.0" ns1:family="paragraph" ns1:name="rststyle-lineblock3" ns1:parent-style-name="rststyle-textbody">
      <ns1:paragraph-properties xmlns:ns2="urn:oasis:names:tc:opendocument:xmlns:xsl-fo-compatible:1.0" ns1:auto-text-indent="false" ns2:margin-bottom="0in" ns2:margin-left="0.8in" ns2:margin-right="0in" ns2:margin-top="0in" ns2:text-indent="0in"/>
    </ns1:style>
    <ns1:style xmlns:ns1="urn:oasis:names:tc:opendocument:xmlns:style:1.0" ns1:family="paragraph" ns1:name="rststyle-lineblock4" ns1:parent-style-name="rststyle-textbody">
      <ns1:paragraph-properties xmlns:ns2="urn:oasis:names:tc:opendocument:xmlns:xsl-fo-compatible:1.0" ns1:auto-text-indent="false" ns2:margin-bottom="0in" ns2:margin-left="1.2in" ns2:margin-right="0in" ns2:margin-top="0in" ns2:text-indent="0in"/>
    </ns1:style>
    <ns1:style xmlns:ns1="urn:oasis:names:tc:opendocument:xmlns:style:1.0" ns1:family="paragraph" ns1:name="rststyle-lineblock5" ns1:parent-style-name="rststyle-textbody">
      <ns1:paragraph-properties xmlns:ns2="urn:oasis:names:tc:opendocument:xmlns:xsl-fo-compatible:1.0" ns1:auto-text-indent="false" ns2:margin-bottom="0in" ns2:margin-left="1.6in" ns2:margin-right="0in" ns2:margin-top="0in" ns2:text-indent="0in"/>
    </ns1:style>
    <ns1:style xmlns:ns1="urn:oasis:names:tc:opendocument:xmlns:style:1.0" ns1:family="paragraph" ns1:name="rststyle-lineblock6" ns1:parent-style-name="rststyle-textbody">
      <ns1:paragraph-properties xmlns:ns2="urn:oasis:names:tc:opendocument:xmlns:xsl-fo-compatible:1.0" ns1:auto-text-indent="false" ns2:margin-bottom="0in" ns2:margin-left="2in" ns2:margin-right="0in" ns2:margin-top="0in" ns2:text-indent="0in"/>
    </ns1:style>
    <ns1:style xmlns:ns1="urn:oasis:names:tc:opendocument:xmlns:style:1.0" ns1:class="chapter" ns1:family="paragraph" ns1:name="Title" ns1:next-style-name="Subtitle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8pt" ns1:font-size-complex="18pt" ns1:font-weight-asian="bold" ns1:font-weight-complex="bold" ns2:font-size="18pt" ns2:font-weight="bold"/>
    </ns1:style>
    <ns1:style xmlns:ns1="urn:oasis:names:tc:opendocument:xmlns:style:1.0" ns1:class="chapter" ns1:family="paragraph" ns1:name="Subtitle" ns1:next-style-name="Text_20_body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4pt" ns1:font-size-complex="14pt" ns1:font-style-asian="italic" ns1:font-style-complex="italic" ns2:font-size="14pt" ns2:font-style="italic"/>
    </ns1:style>
    <ns1:style xmlns:ns1="urn:oasis:names:tc:opendocument:xmlns:style:1.0" ns1:family="paragraph" ns1:name="rststyle-title" ns1:parent-style-name="Title"/>
    <ns1:style xmlns:ns1="urn:oasis:names:tc:opendocument:xmlns:style:1.0" ns1:family="paragraph" ns1:name="rststyle-subtitle" ns1:parent-style-name="Title">
      <ns1:text-properties xmlns:ns2="urn:oasis:names:tc:opendocument:xmlns:xsl-fo-compatible:1.0" ns2:font-size="14pt"/>
    </ns1:style>
    <ns1:style xmlns:ns1="urn:oasis:names:tc:opendocument:xmlns:style:1.0" ns1:family="paragraph" ns1:name="rststyle-citation" ns1:parent-style-name="Footnote">
      <ns1:paragraph-properties xmlns:ns2="urn:oasis:names:tc:opendocument:xmlns:xsl-fo-compatible:1.0" ns1:auto-text-indent="false" ns2:margin-left="0.75in" ns2:margin-right="0in" ns2:text-indent="-0.75in">
        <ns1:tab-stops/>
      </ns1:paragraph-properties>
    </ns1:style>
    <ns1:style xmlns:ns1="urn:oasis:names:tc:opendocument:xmlns:style:1.0" ns1:family="paragraph" ns1:name="rststyle-contents-1" ns1:parent-style-name="Contents_20_1"/>
    <ns1:style xmlns:ns1="urn:oasis:names:tc:opendocument:xmlns:style:1.0" ns1:class="index" ns1:display-name="Contents 1" ns1:family="paragraph" ns1:name="Contents_20_1" ns1:parent-style-name="Index">
      <ns1:paragraph-properties xmlns:ns2="urn:oasis:names:tc:opendocument:xmlns:xsl-fo-compatible:1.0" ns1:auto-text-indent="false" ns2:margin-left="0in" ns2:margin-right="0in" ns2:text-indent="0in">
        <ns1:tab-stops>
          <ns1:tab-stop ns1:leader-style="dotted" ns1:leader-text="." ns1:position="6in" ns1:type="right"/>
        </ns1:tab-stops>
      </ns1:paragraph-properties>
    </ns1:style>
    <ns1:style xmlns:ns1="urn:oasis:names:tc:opendocument:xmlns:style:1.0" ns1:family="paragraph" ns1:name="rststyle-contents-2" ns1:parent-style-name="Contents_20_2"/>
    <ns1:style xmlns:ns1="urn:oasis:names:tc:opendocument:xmlns:style:1.0" ns1:class="index" ns1:display-name="Contents 2" ns1:family="paragraph" ns1:name="Contents_20_2" ns1:parent-style-name="Index">
      <ns1:paragraph-properties xmlns:ns2="urn:oasis:names:tc:opendocument:xmlns:xsl-fo-compatible:1.0" ns1:auto-text-indent="false" ns2:margin-left="0.1965in" ns2:margin-right="0in" ns2:text-indent="0in">
        <ns1:tab-stops>
          <ns1:tab-stop ns1:leader-style="dotted" ns1:leader-text="." ns1:position="5.8035in" ns1:type="right"/>
        </ns1:tab-stops>
      </ns1:paragraph-properties>
    </ns1:style>
    <ns1:style xmlns:ns1="urn:oasis:names:tc:opendocument:xmlns:style:1.0" ns1:family="paragraph" ns1:name="rststyle-contents-3" ns1:parent-style-name="Contents_20_3"/>
    <ns1:style xmlns:ns1="urn:oasis:names:tc:opendocument:xmlns:style:1.0" ns1:class="index" ns1:display-name="Contents 3" ns1:family="paragraph" ns1:name="Contents_20_3" ns1:parent-style-name="Index">
      <ns1:paragraph-properties xmlns:ns2="urn:oasis:names:tc:opendocument:xmlns:xsl-fo-compatible:1.0" ns1:auto-text-indent="false" ns2:margin-left="0.3929in" ns2:margin-right="0in" ns2:text-indent="0in">
        <ns1:tab-stops>
          <ns1:tab-stop ns1:leader-style="dotted" ns1:leader-text="." ns1:position="5.6071in" ns1:type="right"/>
        </ns1:tab-stops>
      </ns1:paragraph-properties>
    </ns1:style>
    <ns1:style xmlns:ns1="urn:oasis:names:tc:opendocument:xmlns:style:1.0" ns1:family="paragraph" ns1:name="rststyle-contents-4" ns1:parent-style-name="Contents_20_4"/>
    <ns1:style xmlns:ns1="urn:oasis:names:tc:opendocument:xmlns:style:1.0" ns1:class="index" ns1:display-name="Contents 4" ns1:family="paragraph" ns1:name="Contents_20_4" ns1:parent-style-name="Index">
      <ns1:paragraph-properties xmlns:ns2="urn:oasis:names:tc:opendocument:xmlns:xsl-fo-compatible:1.0" ns1:auto-text-indent="false" ns2:margin-left="0.5898in" ns2:margin-right="0in" ns2:text-indent="0in">
        <ns1:tab-stops>
          <ns1:tab-stop ns1:leader-style="dotted" ns1:leader-text="." ns1:position="5.4102in" ns1:type="right"/>
        </ns1:tab-stops>
      </ns1:paragraph-properties>
    </ns1:style>
    <ns1:style xmlns:ns1="urn:oasis:names:tc:opendocument:xmlns:style:1.0" ns1:family="paragraph" ns1:name="rststyle-contents--5" ns1:parent-style-name="Contents_20_5"/>
    <ns1:style xmlns:ns1="urn:oasis:names:tc:opendocument:xmlns:style:1.0" ns1:class="index" ns1:display-name="Contents 5" ns1:family="paragraph" ns1:name="Contents_20_5" ns1:parent-style-name="Index">
      <ns1:paragraph-properties xmlns:ns2="urn:oasis:names:tc:opendocument:xmlns:xsl-fo-compatible:1.0" ns1:auto-text-indent="false" ns2:margin-left="0.7862in" ns2:margin-right="0in" ns2:text-indent="0in">
        <ns1:tab-stops>
          <ns1:tab-stop ns1:leader-style="dotted" ns1:leader-text="." ns1:position="5.2138in" ns1:type="right"/>
        </ns1:tab-stops>
      </ns1:paragraph-properties>
    </ns1:style>
    <ns1:style xmlns:ns1="urn:oasis:names:tc:opendocument:xmlns:style:1.0" ns1:family="paragraph" ns1:name="rststyle-contents-6" ns1:parent-style-name="Contents_20_6"/>
    <ns1:style xmlns:ns1="urn:oasis:names:tc:opendocument:xmlns:style:1.0" ns1:class="index" ns1:display-name="Contents 6" ns1:family="paragraph" ns1:name="Contents_20_6" ns1:parent-style-name="Index">
      <ns1:paragraph-properties xmlns:ns2="urn:oasis:names:tc:opendocument:xmlns:xsl-fo-compatible:1.0" ns1:auto-text-indent="false" ns2:margin-left="0.9827in" ns2:margin-right="0in" ns2:text-indent="0in">
        <ns1:tab-stops>
          <ns1:tab-stop ns1:leader-style="dotted" ns1:leader-text="." ns1:position="5.0173in" ns1:type="right"/>
        </ns1:tab-stops>
      </ns1:paragraph-properties>
    </ns1:style>
    <ns1:style xmlns:ns1="urn:oasis:names:tc:opendocument:xmlns:style:1.0" ns1:family="paragraph" ns1:name="rststyle-contents-7" ns1:parent-style-name="Contents_20_7"/>
    <ns1:style xmlns:ns1="urn:oasis:names:tc:opendocument:xmlns:style:1.0" ns1:class="index" ns1:display-name="Contents 7" ns1:family="paragraph" ns1:name="Contents_20_7" ns1:parent-style-name="Index">
      <ns1:paragraph-properties xmlns:ns2="urn:oasis:names:tc:opendocument:xmlns:xsl-fo-compatible:1.0" ns1:auto-text-indent="false" ns2:margin-left="1.1791in" ns2:margin-right="0in" ns2:text-indent="0in">
        <ns1:tab-stops>
          <ns1:tab-stop ns1:leader-style="dotted" ns1:leader-text="." ns1:position="4.8209in" ns1:type="right"/>
        </ns1:tab-stops>
      </ns1:paragraph-properties>
    </ns1:style>
    <ns1:style xmlns:ns1="urn:oasis:names:tc:opendocument:xmlns:style:1.0" ns1:family="paragraph" ns1:name="rststyle-contents-8" ns1:parent-style-name="Contents_20_8"/>
    <ns1:style xmlns:ns1="urn:oasis:names:tc:opendocument:xmlns:style:1.0" ns1:class="index" ns1:display-name="Contents 8" ns1:family="paragraph" ns1:name="Contents_20_8" ns1:parent-style-name="Index">
      <ns1:paragraph-properties xmlns:ns2="urn:oasis:names:tc:opendocument:xmlns:xsl-fo-compatible:1.0" ns1:auto-text-indent="false" ns2:margin-left="1.3756in" ns2:margin-right="0in" ns2:text-indent="0in">
        <ns1:tab-stops>
          <ns1:tab-stop ns1:leader-style="dotted" ns1:leader-text="." ns1:position="4.6244in" ns1:type="right"/>
        </ns1:tab-stops>
      </ns1:paragraph-properties>
    </ns1:style>
    <ns1:style xmlns:ns1="urn:oasis:names:tc:opendocument:xmlns:style:1.0" ns1:family="paragraph" ns1:name="rststyle-contents-9" ns1:parent-style-name="Contents_20_9"/>
    <ns1:style xmlns:ns1="urn:oasis:names:tc:opendocument:xmlns:style:1.0" ns1:class="index" ns1:display-name="Contents 9" ns1:family="paragraph" ns1:name="Contents_20_9" ns1:parent-style-name="Index">
      <ns1:paragraph-properties xmlns:ns2="urn:oasis:names:tc:opendocument:xmlns:xsl-fo-compatible:1.0" ns1:auto-text-indent="false" ns2:margin-left="1.572in" ns2:margin-right="0in" ns2:text-indent="0in">
        <ns1:tab-stops>
          <ns1:tab-stop ns1:leader-style="dotted" ns1:leader-text="." ns1:position="4.428in" ns1:type="right"/>
        </ns1:tab-stops>
      </ns1:paragraph-properties>
    </ns1:style>
    <ns1:style xmlns:ns1="urn:oasis:names:tc:opendocument:xmlns:style:1.0" ns1:family="paragraph" ns1:name="rststyle-contents-10" ns1:parent-style-name="Contents_20_10"/>
    <ns1:style xmlns:ns1="urn:oasis:names:tc:opendocument:xmlns:style:1.0" ns1:class="index" ns1:display-name="Contents 10" ns1:family="paragraph" ns1:name="Contents_20_10" ns1:parent-style-name="Index">
      <ns1:paragraph-properties xmlns:ns2="urn:oasis:names:tc:opendocument:xmlns:xsl-fo-compatible:1.0" ns1:auto-text-indent="false" ns2:margin-left="1.7689in" ns2:margin-right="0in" ns2:text-indent="0in">
        <ns1:tab-stops>
          <ns1:tab-stop ns1:leader-style="dotted" ns1:leader-text="." ns1:position="4.2311in" ns1:type="right"/>
        </ns1:tab-stops>
      </ns1:paragraph-properties>
    </ns1:style>
    <ns1:style xmlns:ns1="urn:oasis:names:tc:opendocument:xmlns:style:1.0" ns1:family="paragraph" ns1:name="rststyle-contents-heading" ns1:parent-style-name="Contents_20_Heading"/>
    <ns1:style xmlns:ns1="urn:oasis:names:tc:opendocument:xmlns:style:1.0" ns1:class="index" ns1:display-name="Contents Heading" ns1:family="paragraph" ns1:name="Contents_20_Heading" ns1:parent-style-name="Heading">
      <ns1:paragraph-properties xmlns:ns2="urn:oasis:names:tc:opendocument:xmlns:text:1.0" xmlns:ns3="urn:oasis:names:tc:opendocument:xmlns:xsl-fo-compatible:1.0" ns1:auto-text-indent="false" ns2:line-number="0" ns2:number-lines="false" ns3:margin-left="0in" ns3:margin-right="0in" ns3:text-indent="0in"/>
      <ns1:text-properties xmlns:ns2="urn:oasis:names:tc:opendocument:xmlns:xsl-fo-compatible:1.0" ns1:font-size-asian="16pt" ns1:font-size-complex="16pt" ns1:font-weight-asian="bold" ns1:font-weight-complex="bold" ns2:font-size="16pt" ns2:font-weight="bold"/>
    </ns1:style>
    <ns1:style xmlns:ns1="urn:oasis:names:tc:opendocument:xmlns:style:1.0" ns1:display-name="Numbering Symbols" ns1:family="text" ns1:name="Numbering_20_Symbols"/>
    <ns1:style xmlns:ns1="urn:oasis:names:tc:opendocument:xmlns:style:1.0" ns1:display-name="Bullet Symbols" ns1:family="text" ns1:name="Bullet_20_Symbols">
      <ns1:text-properties xmlns:ns2="urn:oasis:names:tc:opendocument:xmlns:xsl-fo-compatible:1.0" ns1:font-name="StarSymbol" ns1:font-name-asian="StarSymbol" ns1:font-name-complex="StarSymbol" ns1:font-size-asian="9pt" ns1:font-size-complex="9pt" ns2:font-size="9pt"/>
    </ns1:style>
    <ns1:style xmlns:ns1="urn:oasis:names:tc:opendocument:xmlns:style:1.0" ns1:family="text" ns1:name="Emphasis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Citation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Example">
      <ns1:text-properties ns1:font-name="Nimbus Mono L" ns1:font-name-asian="Nimbus Mono L" ns1:font-name-complex="Nimbus Mono L"/>
    </ns1:style>
    <ns1:style xmlns:ns1="urn:oasis:names:tc:opendocument:xmlns:style:1.0" ns1:family="text" ns1:name="Teletype">
      <ns1:text-properties ns1:font-name="Nimbus Mono L" ns1:font-name-asian="Nimbus Mono L" ns1:font-name-complex="Nimbus Mono L"/>
    </ns1:style>
    <ns1:style xmlns:ns1="urn:oasis:names:tc:opendocument:xmlns:style:1.0" ns1:family="text" ns1:name="rststyle-emphasis" ns1:parent-style-name="Emphasis">
      <ns1:text-properties ns1:font-weight-asian="normal" ns1:font-weight-complex="normal"/>
    </ns1:style>
    <ns1:style xmlns:ns1="urn:oasis:names:tc:opendocument:xmlns:style:1.0" ns1:family="text" ns1:name="rststyle-strong">
      <ns1:text-properties xmlns:ns2="urn:oasis:names:tc:opendocument:xmlns:xsl-fo-compatible:1.0" ns2:background-color="transparent" ns2:font-weight="bold"/>
    </ns1:style>
    <ns1:style xmlns:ns1="urn:oasis:names:tc:opendocument:xmlns:style:1.0" ns1:family="text" ns1:name="rststyle-inlineliteral" ns1:parent-style-name="Example">
      <ns1:text-properties xmlns:ns2="urn:oasis:names:tc:opendocument:xmlns:xsl-fo-compatible:1.0" ns2:background-color="#e6e6ff"/>
    </ns1:style>
    <ns1:style xmlns:ns1="urn:oasis:names:tc:opendocument:xmlns:style:1.0" ns1:family="text" ns1:name="rststyle-quotation" ns1:parent-style-name="Citation">
      <ns1:text-properties ns1:font-weight-asian="normal" ns1:font-weight-complex="normal"/>
    </ns1:style>
    <ns1:style xmlns:ns1="urn:oasis:names:tc:opendocument:xmlns:style:1.0" ns1:family="text" ns1:name="rststyle-codeblock-keyword" ns1:parent-style-name="Teletype">
      <ns1:text-properties xmlns:ns2="urn:oasis:names:tc:opendocument:xmlns:xsl-fo-compatible:1.0" ns2:background-color="#ccffff" ns2:color="#800000"/>
    </ns1:style>
    <ns1:style xmlns:ns1="urn:oasis:names:tc:opendocument:xmlns:style:1.0" ns1:family="text" ns1:name="rststyle-codeblock-string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number" ns1:parent-style-name="Teletype">
      <ns1:text-properties xmlns:ns2="urn:oasis:names:tc:opendocument:xmlns:xsl-fo-compatible:1.0" ns2:background-color="#ccffff" ns2:color="#000080"/>
    </ns1:style>
    <ns1:style xmlns:ns1="urn:oasis:names:tc:opendocument:xmlns:style:1.0" ns1:family="text" ns1:name="rststyle-codeblock-comment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class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function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operator" ns1:parent-style-name="Teletype">
      <ns1:text-properties xmlns:ns2="urn:oasis:names:tc:opendocument:xmlns:xsl-fo-compatible:1.0" ns2:background-color="#ccffff" ns2:color="#cccc00"/>
    </ns1:style>
    <ns1:style xmlns:ns1="urn:oasis:names:tc:opendocument:xmlns:style:1.0" ns1:family="text" ns1:name="rststyle-codeblock-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subscript">
      <ns1:text-properties ns1:text-position="sub 58%"/>
    </ns1:style>
    <ns1:style xmlns:ns1="urn:oasis:names:tc:opendocument:xmlns:style:1.0" ns1:family="text" ns1:name="rststyle-superscript">
      <ns1:text-properties ns1:text-position="super 58%"/>
    </ns1:style>
    <ns1:style xmlns:ns1="urn:oasis:names:tc:opendocument:xmlns:style:1.0" ns1:family="graphic" ns1:name="Graphics">
      <ns1:graphic-properties xmlns:ns2="urn:oasis:names:tc:opendocument:xmlns:svg-compatible:1.0" xmlns:ns3="urn:oasis:names:tc:opendocument:xmlns:text:1.0" ns1:horizontal-pos="center" ns1:horizontal-rel="paragraph" ns1:number-wrapped-paragraphs="no-limit" ns1:vertical-pos="top" ns1:vertical-rel="paragraph" ns1:wrap="dynamic" ns1:wrap-contour="false" ns2:x="0in" ns2:y="0in" ns3:anchor-type="paragraph"/>
    </ns1:style>
    <ns1:style xmlns:ns1="urn:oasis:names:tc:opendocument:xmlns:style:1.0" ns1:family="graphic" ns1:name="rststyle-imageframe" ns1:parent-style-name="Graphics">
      <ns1:graphic-properties xmlns:ns2="urn:oasis:names:tc:opendocument:xmlns:svg-compatible:1.0" ns1:horizontal-pos="center" ns1:horizontal-rel="paragraph" ns1:vertical-pos="top" ns1:vertical-rel="paragraph" ns2:x="0in" ns2:y="0in"/>
    </ns1:style>
    <ns1:outline-style xmlns:ns1="urn:oasis:names:tc:opendocument:xmlns:text:1.0" xmlns:ns2="urn:oasis:names:tc:opendocument:xmlns:style:1.0" ns2:name="Outline">
      <ns1:outline-level-style ns2:num-format="" ns1:level="1">
        <ns2:list-level-properties ns1:min-label-distance="0.15in"/>
      </ns1:outline-level-style>
      <ns1:outline-level-style ns2:num-format="" ns1:level="2">
        <ns2:list-level-properties ns1:min-label-distance="0.15in"/>
      </ns1:outline-level-style>
      <ns1:outline-level-style ns2:num-format="" ns1:level="3">
        <ns2:list-level-properties ns1:min-label-distance="0.15in"/>
      </ns1:outline-level-style>
      <ns1:outline-level-style ns2:num-format="" ns1:level="4">
        <ns2:list-level-properties ns1:min-label-distance="0.15in"/>
      </ns1:outline-level-style>
      <ns1:outline-level-style ns2:num-format="" ns1:level="5">
        <ns2:list-level-properties ns1:min-label-distance="0.15in"/>
      </ns1:outline-level-style>
      <ns1:outline-level-style ns2:num-format="" ns1:level="6">
        <ns2:list-level-properties ns1:min-label-distance="0.15in"/>
      </ns1:outline-level-style>
      <ns1:outline-level-style ns2:num-format="" ns1:level="7">
        <ns2:list-level-properties ns1:min-label-distance="0.15in"/>
      </ns1:outline-level-style>
      <ns1:outline-level-style ns2:num-format="" ns1:level="8">
        <ns2:list-level-properties ns1:min-label-distance="0.15in"/>
      </ns1:outline-level-style>
      <ns1:outline-level-style ns2:num-format="" ns1:level="9">
        <ns2:list-level-properties ns1:min-label-distance="0.15in"/>
      </ns1:outline-level-style>
      <ns1:outline-level-style ns2:num-format="" ns1:level="10">
        <ns2:list-level-properties ns1:min-label-distance="0.15in"/>
      </ns1:outline-level-style>
    </ns1:outline-style>
    <ns1:list-style xmlns:ns1="urn:oasis:names:tc:opendocument:xmlns:text:1.0" xmlns:ns2="urn:oasis:names:tc:opendocument:xmlns:style:1.0" ns2:name="rststyle-enumlist">
      <ns1:list-level-style-number ns2:num-format="1" ns2:num-suffix="." ns1:level="1" ns1:style-name="Numbering_20_Symbols">
        <ns2:list-level-properties ns1:min-label-width="0.25in" ns1:space-before="0.25in"/>
      </ns1:list-level-style-number>
      <ns1:list-level-style-number ns2:num-format="1" ns2:num-suffix="." ns1:level="2" ns1:style-name="Numbering_20_Symbols">
        <ns2:list-level-properties ns1:min-label-width="0.25in" ns1:space-before="0.5in"/>
      </ns1:list-level-style-number>
      <ns1:list-level-style-number ns2:num-format="1" ns2:num-suffix="." ns1:level="3" ns1:style-name="Numbering_20_Symbols">
        <ns2:list-level-properties ns1:min-label-width="0.25in" ns1:space-before="0.75in"/>
      </ns1:list-level-style-number>
      <ns1:list-level-style-number ns2:num-format="1" ns2:num-suffix="." ns1:level="4" ns1:style-name="Numbering_20_Symbols">
        <ns2:list-level-properties ns1:min-label-width="0.25in" ns1:space-before="1in"/>
      </ns1:list-level-style-number>
      <ns1:list-level-style-number ns2:num-format="1" ns2:num-suffix="." ns1:level="5" ns1:style-name="Numbering_20_Symbols">
        <ns2:list-level-properties ns1:min-label-width="0.25in" ns1:space-before="1.25in"/>
      </ns1:list-level-style-number>
      <ns1:list-level-style-number ns2:num-format="1" ns2:num-suffix="." ns1:level="6" ns1:style-name="Numbering_20_Symbols">
        <ns2:list-level-properties ns1:min-label-width="0.25in" ns1:space-before="1.5in"/>
      </ns1:list-level-style-number>
      <ns1:list-level-style-number ns2:num-format="1" ns2:num-suffix="." ns1:level="7" ns1:style-name="Numbering_20_Symbols">
        <ns2:list-level-properties ns1:min-label-width="0.25in" ns1:space-before="1.75in"/>
      </ns1:list-level-style-number>
      <ns1:list-level-style-number ns2:num-format="1" ns2:num-suffix="." ns1:level="8" ns1:style-name="Numbering_20_Symbols">
        <ns2:list-level-properties ns1:min-label-width="0.25in" ns1:space-before="2in"/>
      </ns1:list-level-style-number>
      <ns1:list-level-style-number ns2:num-format="1" ns2:num-suffix="." ns1:level="9" ns1:style-name="Numbering_20_Symbols">
        <ns2:list-level-properties ns1:min-label-width="0.25in" ns1:space-before="2.25in"/>
      </ns1:list-level-style-number>
      <ns1:list-level-style-number ns2:num-format="1" ns2:num-suffix=".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○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■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○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■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○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■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tocenumlist">
      <ns1:list-level-style-number ns2:num-format="1" ns2:num-prefix=" " ns2:num-suffix=" " ns1:level="1" ns1:style-name="Numbering_20_Symbols">
        <ns2:list-level-properties ns1:min-label-width="0.25in" ns1:space-before="0.25in"/>
      </ns1:list-level-style-number>
      <ns1:list-level-style-number ns2:num-format="1" ns2:num-prefix=" " ns2:num-suffix=" " ns1:display-levels="2" ns1:level="2" ns1:style-name="Numbering_20_Symbols">
        <ns2:list-level-properties ns1:min-label-width="0.25in" ns1:space-before="0.5in"/>
      </ns1:list-level-style-number>
      <ns1:list-level-style-number ns2:num-format="1" ns2:num-prefix=" " ns2:num-suffix=" " ns1:display-levels="3" ns1:level="3" ns1:style-name="Numbering_20_Symbols">
        <ns2:list-level-properties ns1:min-label-width="0.25in" ns1:space-before="0.75in"/>
      </ns1:list-level-style-number>
      <ns1:list-level-style-number ns2:num-format="1" ns2:num-prefix=" " ns2:num-suffix=" " ns1:display-levels="4" ns1:level="4" ns1:style-name="Numbering_20_Symbols">
        <ns2:list-level-properties ns1:min-label-width="0.25in" ns1:space-before="1in"/>
      </ns1:list-level-style-number>
      <ns1:list-level-style-number ns2:num-format="1" ns2:num-prefix=" " ns2:num-suffix=" " ns1:display-levels="5" ns1:level="5" ns1:style-name="Numbering_20_Symbols">
        <ns2:list-level-properties ns1:min-label-width="0.25in" ns1:space-before="1.25in"/>
      </ns1:list-level-style-number>
      <ns1:list-level-style-number ns2:num-format="1" ns2:num-prefix=" " ns2:num-suffix=" " ns1:display-levels="6" ns1:level="6" ns1:style-name="Numbering_20_Symbols">
        <ns2:list-level-properties ns1:min-label-width="0.25in" ns1:space-before="1.5in"/>
      </ns1:list-level-style-number>
      <ns1:list-level-style-number ns2:num-format="1" ns2:num-prefix=" " ns2:num-suffix=" " ns1:display-levels="7" ns1:level="7" ns1:style-name="Numbering_20_Symbols">
        <ns2:list-level-properties ns1:min-label-width="0.25in" ns1:space-before="1.75in"/>
      </ns1:list-level-style-number>
      <ns1:list-level-style-number ns2:num-format="1" ns2:num-prefix=" " ns2:num-suffix=" " ns1:display-levels="8" ns1:level="8" ns1:style-name="Numbering_20_Symbols">
        <ns2:list-level-properties ns1:min-label-width="0.25in" ns1:space-before="2in"/>
      </ns1:list-level-style-number>
      <ns1:list-level-style-number ns2:num-format="1" ns2:num-prefix=" " ns2:num-suffix=" " ns1:display-levels="9" ns1:level="9" ns1:style-name="Numbering_20_Symbols">
        <ns2:list-level-properties ns1:min-label-width="0.25in" ns1:space-before="2.25in"/>
      </ns1:list-level-style-number>
      <ns1:list-level-style-number ns2:num-format="1" ns2:num-prefix=" " ns2:num-suffix=" " ns1:display-levels="10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tocbulletlist">
      <ns1:list-level-style-bullet ns2:num-prefix=" "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prefix=" "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prefix=" " ns2:num-suffix=")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prefix=" " ns2:num-suffix=" 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prefix=" " ns2:num-suffix=" 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prefix=" " ns2:num-suffix=" 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prefix=" " ns2:num-suffix=" 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prefix=" " ns2:num-suffix=" 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prefix=" " ns2:num-suffix=" 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prefix=" " ns2:num-suffix=" 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highlights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highlights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pigraph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epigraph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arabic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notes-configuration xmlns:ns1="urn:oasis:names:tc:opendocument:xmlns:text:1.0" xmlns:ns2="urn:oasis:names:tc:opendocument:xmlns:style:1.0" ns2:num-format="1" ns1:footnotes-position="page" ns1:note-class="footnote" ns1:start-numbering-at="document" ns1:start-value="0"/>
    <ns1:notes-configuration xmlns:ns1="urn:oasis:names:tc:opendocument:xmlns:text:1.0" xmlns:ns2="urn:oasis:names:tc:opendocument:xmlns:style:1.0" ns2:num-format="i" ns1:note-class="endnote" ns1:start-value="0"/>
    <ns1:linenumbering-configuration xmlns:ns1="urn:oasis:names:tc:opendocument:xmlns:text:1.0" xmlns:ns2="urn:oasis:names:tc:opendocument:xmlns:style:1.0" ns2:num-format="1" ns1:increment="5" ns1:number-lines="false" ns1:number-position="left" ns1:offset="0.1965in"/>
  </ns0:styles>
  <ns0:automatic-styles>
    <ns1:page-layout xmlns:ns1="urn:oasis:names:tc:opendocument:xmlns:style:1.0" ns1:name="Mpm1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/>
      <ns1:footer-style/>
    </ns1:page-layout>
  </ns0:automatic-styles>
  <ns0:master-styles>
    <ns1:master-page xmlns:ns1="urn:oasis:names:tc:opendocument:xmlns:style:1.0" ns1:name="Standard" ns1:page-layout-name="Mpm1"/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h</meta:initial-creator>
    <meta:creation-date>2010-12-07T16:36:57</meta:creation-date>
    <dc:creator>egh</dc:creator>
    <dc:date>2010-12-07T16:36:57</dc:date>
    <dc:language>en-US</dc:language>
    <meta:editing-cycles>1</meta:editing-cycles>
    <meta:editing-duration>PT00M01S</meta:editing-duration>
    <dc:title>zotero-plain example document</dc:title>
  </office:meta>
</office:document-meta>
</file>